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PP-RQ'.A1" table:end-x="1.212cm" table:end-y="0.373cm" draw:z-index="0" draw:style-name="gr1" svg:width="0.721cm" svg:height="0.001cm" svg:x="0.491cm" svg:y="0.372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RPP-RQ'.A1" table:end-x="1.791cm" table:end-y="0.29cm" draw:z-index="1" draw:style-name="gr1" svg:width="0.968cm" svg:height="0.103cm" svg:x="0.823cm" svg:y="0.187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ruoli</text:p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R-RPP'.A1" table:end-x="1.463cm" table:end-y="0.477cm" draw:z-index="0" draw:style-name="gr1" svg:width="0.98cm" svg:height="0.364cm" svg:x="0.483cm" svg:y="0.113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RR-RPP'.A1" table:end-x="1.19cm" table:end-y="0.367cm" draw:z-index="1" draw:style-name="gr1" svg:width="1.11cm" svg:height="0.101cm" svg:x="0.08cm" svg:y="0.266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RR-RPP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</table:table-row>
      </table:table>
      <table:table table:name="ConsuntivoRRRPP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office:forms form:automatic-focus="false" form:apply-design-mode="false"/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55cm" table:end-y="0.292cm" draw:z-index="0" draw:style-name="gr1" svg:width="14.051cm" svg:height="8.888cm" svg:x="0.048cm" svg:y="0.45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1">
            <text:p>11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6">
            <text:p>2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ooc:=SUM([.B2:.B7])" office:value-type="float" office:value="77">
            <text:p>7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00">
            <text:p>30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242">
            <text:p>242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16">
            <text:p>41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490">
            <text:p>1490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PREVE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6" table:formula="oooc:=SUM([.C27:.E27])" office:value-type="float" office:value="59">
            <text:p>59</text:p>
          </table:table-cell>
          <table:table-cell table:style-name="ce14" table:formula="oooc:=[.F27]*[.G20]" office:value-type="float" office:value="1770">
            <text:p>177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1">
            <text:p>11</text:p>
          </table:table-cell>
          <table:table-cell table:style-name="ce6" table:formula="oooc:=SUM([.C30:.E30])" office:value-type="float" office:value="132">
            <text:p>132</text:p>
          </table:table-cell>
          <table:table-cell table:style-name="ce14" table:formula="oooc:=[.F30]*[.G23]" office:value-type="float" office:value="2904">
            <text:p>290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6">
            <text:p>26</text:p>
          </table:table-cell>
          <table:table-cell table:style-name="ce6" table:formula="oooc:=SUM([.C32:.E32])" office:value-type="float" office:value="151">
            <text:p>151</text:p>
          </table:table-cell>
          <table:table-cell table:style-name="ce14" table:formula="oooc:=[.F32]*[.G25]" office:value-type="float" office:value="2416">
            <text:p>2416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490">
            <text:p>1490</text:p>
          </table:table-cell>
          <table:table-cell table:style-name="ce13" table:formula="oooc:=SUM([.F27]*[.G20]+[.F28]*[.G21]+[.F29]*[.G22]+[.F30]*[.G23]+[.F31]*[.G24]+[.F32]*[.G25])" office:value-type="float" office:value="13440">
            <text:p>13440</text:p>
          </table:table-cell>
          <table:table-cell table:style-name="ce14" table:formula="oooc:=SUM([.G27:.G32])" office:value-type="float" office:value="13440">
            <text:p>13440</text:p>
          </table:table-cell>
          <table:table-cell/>
        </table:table-row>
        <table:table-row table:style-name="ro1">
          <table:table-cell table:number-columns-repeated="5"/>
          <table:table-cell table:formula="oooc:=SUM([.F27:.F32])" office:value-type="float" office:value="659">
            <text:p>65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2" office:value-type="float" office:value="8">
            <text:p>8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2" office:value-type="float" office:value="33">
            <text:p>33</text:p>
          </table:table-cell>
          <table:table-cell table:style-name="ce8" table:formula="oooc:=SUM([.B51:.G51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5" office:value-type="float" office:value="16">
            <text:p>16</text:p>
          </table:table-cell>
          <table:table-cell table:style-name="ce8" table:formula="oooc:=25+0" office:value-type="float" office:value="25">
            <text:p>25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8" office:value-type="float" office:value="24">
            <text:p>24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2:.G52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2+8" office:value-type="float" office:value="10">
            <text:p>10</text:p>
          </table:table-cell>
          <table:table-cell table:style-name="ce8" table:formula="oooc:=0+5+2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97">
            <text:p>97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8" office:value-type="float" office:value="16">
            <text:p>16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3+0" office:value-type="float" office:value="23">
            <text:p>23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4:.G54])" office:value-type="float" office:value="97">
            <text:p>97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7+0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23+9" office:value-type="float" office:value="32">
            <text:p>32</text:p>
          </table:table-cell>
          <table:table-cell table:style-name="ce8" table:formula="oooc:=0+18+3" office:value-type="float" office:value="21">
            <text:p>21</text:p>
          </table:table-cell>
          <table:table-cell table:style-name="ce8" table:formula="oooc:=17+0" office:value-type="float" office:value="17">
            <text:p>17</text:p>
          </table:table-cell>
          <table:table-cell table:style-name="ce8" table:formula="oooc:=SUM([.B55:.G55])" office:value-type="float" office:value="88">
            <text:p>88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16+0" office:value-type="float" office:value="16">
            <text:p>16</text:p>
          </table:table-cell>
          <table:table-cell table:style-name="ce11" table:formula="oooc:=4+0" office:value-type="float" office:value="4">
            <text:p>4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1+0+18" office:value-type="float" office:value="29">
            <text:p>29</text:p>
          </table:table-cell>
          <table:table-cell table:style-name="ce8" table:formula="oooc:=SUM([.B56:.G56])" office:value-type="float" office:value="85">
            <text:p>85</text:p>
          </table:table-cell>
        </table:table-row>
        <table:table-row table:style-name="ro1">
          <table:table-cell/>
          <table:table-cell table:formula="oooc:=SUM([.B50:.B56])" office:value-type="float" office:value="59">
            <text:p>59</text:p>
          </table:table-cell>
          <table:table-cell table:formula="oooc:=SUM([.C50:.C56])" office:value-type="float" office:value="99">
            <text:p>99</text:p>
          </table:table-cell>
          <table:table-cell table:formula="oooc:=SUM([.D50:.D56])" office:value-type="float" office:value="98">
            <text:p>98</text:p>
          </table:table-cell>
          <table:table-cell table:formula="oooc:=SUM([.E50:.E56])" office:value-type="float" office:value="132">
            <text:p>132</text:p>
          </table:table-cell>
          <table:table-cell table:formula="oooc:=SUM([.F50:.F56])" office:value-type="float" office:value="120">
            <text:p>120</text:p>
          </table:table-cell>
          <table:table-cell table:formula="oooc:=SUM([.G50:.G56])" office:value-type="float" office:value="151">
            <text:p>151</text:p>
          </table:table-cell>
          <table:table-cell table:formula="oooc:=SUM([.H50:.H56])" office:value-type="float" office:value="659">
            <text:p>6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20/03/2009</text:date>, <text:time>19.35.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20T19:35:26</dc:date>
    <meta:editing-cycles>44</meta:editing-cycles>
    <meta:editing-duration>PT11H54M46S</meta:editing-duration>
    <meta:user-defined meta:name="Info 1"/>
    <meta:user-defined meta:name="Info 2"/>
    <meta:user-defined meta:name="Info 3"/>
    <meta:user-defined meta:name="Info 4"/>
    <meta:document-statistic meta:table-count="8" meta:cell-count="60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5cm" svg:y="2.289cm" chart:style-name="ch2"/>
        <chart:plot-area chart:style-name="ch3" table:cell-range-address="ConsuntivoRRRPP.A2:ConsuntivoRRRPP.B7" chart:data-source-has-labels="column" svg:x="0.235cm" svg:y="0.159cm" svg:width="7.769cm" svg:height="6.5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chart-properties chart:solid-type="cuboid" chart:data-label-number="none" chart:data-label-text="false" chart:data-label-symbol="false" chart:label-position="top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052cm" svg:height="8.889cm" chart:class="chart:bar" chart:style-name="ch1">
        <chart:plot-area chart:style-name="ch2" table:cell-range-address="ConsuntivoRQRA.A2:ConsuntivoRQRA.A7 ConsuntivoRQRA.B11:ConsuntivoRQRA.B16 ConsuntivoRQRA.E11:ConsuntivoRQRA.E16" chart:data-source-has-labels="column" svg:x="0.399cm" svg:y="0.866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ConsuntivoRQRA.A2:ConsuntivoRQRA.A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ConsuntivoRQRA.B11:ConsuntivoRQRA.B16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ConsuntivoRQRA.E11:ConsuntivoRQRA.E16" chart:class="chart:bar"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42">
                <text:p>2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16">
                <text:p>41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1cm" chart:style-name="ch2"/>
        <chart:plot-area chart:style-name="ch3" table:cell-range-address="ConsuntivoRQRA.A2:ConsuntivoRQRA.B7" chart:data-source-has-labels="column" svg:x="0.235cm" svg:y="0.179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3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1cm" svg:y="0.899cm" svg:width="9.77cm" svg:height="6.3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114261627197pt" style:font-size-asian="7.88114261627197pt" style:font-size-complex="7.88114261627197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8cm" svg:height="6.896cm" chart:class="chart:ring" chart:style-name="ch1">
        <chart:legend chart:legend-position="end" svg:x="7.007cm" svg:y="1.804cm" chart:style-name="ch2"/>
        <chart:plot-area chart:style-name="ch3" table:cell-range-address="'RR-RPP'.A11:'RR-RPP'.B16" chart:data-source-has-labels="column" svg:x="0.197cm" svg:y="0.785cm" svg:width="6.607cm" svg:height="5.82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5.001cm" svg:y="0.12cm" chart:style-name="ch2">
          <text:p>RPP-RQ Costi</text:p>
        </chart:title>
        <chart:plot-area chart:style-name="ch3" table:cell-range-address="'RPP-RQ'.A11:'RPP-RQ'.B16" chart:data-source-has-labels="column" svg:x="0.196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cm" chart:style-name="ch2"/>
        <chart:plot-area chart:style-name="ch3" table:cell-range-address="'RPP-RQ'.A11:'RPP-RQ'.B16" chart:data-source-has-labels="column" svg:x="0.235cm" svg:y="0.858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51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1cm" chart:style-name="ch2"/>
        <chart:plot-area chart:style-name="ch3" table:cell-range-address="RQRA.C3:RQRA.D8" chart:data-source-has-labels="column" svg:x="0.222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6cm" svg:width="11.608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